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11" style:family="table">
      <style:table-properties style:width="17cm" table:align="margins"/>
    </style:style>
    <style:style style:name="Tabela11.A" style:family="table-column">
      <style:table-column-properties style:column-width="12.608cm" style:rel-column-width="48603*"/>
    </style:style>
    <style:style style:name="Tabela11.B" style:family="table-column">
      <style:table-column-properties style:column-width="4.392cm" style:rel-column-width="16932*"/>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7cm" table:align="margins"/>
    </style:style>
    <style:style style:name="Tabela10.A" style:family="table-column">
      <style:table-column-properties style:column-width="12.608cm" style:rel-column-width="48603*"/>
    </style:style>
    <style:style style:name="Tabela10.B" style:family="table-column">
      <style:table-column-properties style:column-width="4.392cm" style:rel-column-width="16932*"/>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list-style-name="L1">
      <style:text-properties style:font-name="Arial"/>
    </style:style>
    <style:style style:name="P7" style:family="paragraph" style:parent-style-name="Standard" style:list-style-name="L2">
      <style:text-properties style:font-name="Arial"/>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style:text-underline-style="none" fo:font-weight="bold" style:font-weight-asian="bold" style:font-weight-complex="bold"/>
    </style:style>
    <style:style style:name="P10" style:family="paragraph" style:parent-style-name="Standard">
      <style:paragraph-properties fo:text-align="start" style:justify-single-word="false"/>
      <style:text-properties style:font-name="Arial" style:text-underline-style="none"/>
    </style:style>
    <style:style style:name="P11"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start" style:justify-single-word="false"/>
      <style:text-properties style:font-name="Arial"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start" style:justify-single-word="false"/>
      <style:text-properties style:font-name="Arial" style:text-underline-style="solid" style:text-underline-width="auto" style:text-underline-color="font-color"/>
    </style:style>
    <style:style style:name="P14" style:family="paragraph" style:parent-style-name="Standard">
      <style:text-properties style:font-name="Arial" fo:font-weight="normal" style:font-weight-asian="normal" style:font-weight-complex="normal"/>
    </style:style>
    <style:style style:name="P15" style:family="paragraph" style:parent-style-name="Standard">
      <style:paragraph-properties fo:text-align="start" style:justify-single-word="false"/>
      <style:text-properties style:font-name="Arial" fo:font-weight="normal" style:font-weight-asian="normal" style:font-weight-complex="normal"/>
    </style:style>
    <style:style style:name="P16" style:family="paragraph" style:parent-style-name="Standard">
      <style:paragraph-properties fo:text-align="center" style:justify-single-word="false"/>
      <style:text-properties style:font-name="Arial Black" fo:font-style="normal" style:text-underline-style="none"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Arial"/>
    </style:style>
    <style:style style:name="P18" style:family="paragraph" style:parent-style-name="Table_20_Contents">
      <style:text-properties style:font-name="Arial" fo:font-weight="bold" style:font-weight-asian="bold" style:font-weight-complex="bold"/>
    </style:style>
    <style:style style:name="P19" style:family="paragraph" style:parent-style-name="Table_20_Contents">
      <style:paragraph-properties fo:text-align="center" style:justify-single-word="false"/>
      <style:text-properties style:font-name="Arial" fo:font-weight="bold" style:font-weight-asian="bold" style:font-weight-complex="bold"/>
    </style:style>
    <style:style style:name="P20" style:family="paragraph" style:parent-style-name="Table_20_Contents">
      <style:paragraph-properties fo:text-align="end" style:justify-single-word="false"/>
      <style:text-properties style:font-name="Arial" fo:font-weight="bold" style:font-weight-asian="bold" style:font-weight-complex="bold"/>
    </style:style>
    <style:style style:name="P21" style:family="paragraph" style:parent-style-name="Table_20_Contents">
      <style:paragraph-properties fo:text-align="end" style:justify-single-word="false"/>
      <style:text-properties style:font-name="Arial"/>
    </style:style>
    <style:style style:name="P22" style:family="paragraph" style:parent-style-name="Table_20_Contents">
      <style:paragraph-properties fo:text-align="end" style:justify-single-word="false"/>
      <style:text-properties style:font-name="Arial"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Konspekt do projektu „APEX Store Premium”.</text:p>
      <text:p text:style-name="P3"/>
      <text:p text:style-name="P3"><text:tab/>Konspekt ten będzie treścią zamieszczoną jako strona internetowa nowej firmy pod domeną „<text:span text:style-name="T3">apex.oracle.com</text:span>”, oraz pod domeną „<text:span text:style-name="T3">apex4.biz</text:span>”. A także jako wstęp do biznesplanu nowo-zakładanej spółki kapitałowej (np. sp. z o.o.).</text:p>
      <text:p text:style-name="P3"/>
      <text:p text:style-name="P4">Określenie profilu firmy.</text:p>
      <text:p text:style-name="P2"/>
      <text:p text:style-name="P2"><text:tab/>Jesteśmy grupą programistów i specjalistów branży informatycznej z Polski, która obecnie tworzy nową spółkę kapitałową pod marką „<text:span text:style-name="T3">apex4.biz</text:span>”, a także tworzymy internetową giełdę sprzedaży i kupna aplikacji platformy APEX pod marką „<text:span text:style-name="T3">APEX Store Premium</text:span>”.</text:p>
      <text:p text:style-name="P2"><text:tab/>Nasza grupa specjalizuję się w technologiach języka PL/SQL i JavaScript MLE, posiadamy certyfikaty jakości kodu Oracle OCP (<text:span text:style-name="T3">Oracle Certified Professional</text:span>) i OCM (<text:span text:style-name="T3">Oracle Certified Master</text:span>). A także jesteśmy doświadczonymi fachowcami w posługiwaniu się chmurą <text:span text:style-name="T3">Oracle Cloud Infrastructure (OCI)</text:span>, w projektowaniu i optymalizacji baz danych marki Oracle już w wersji <text:span text:style-name="T3">23ai</text:span> a wcześniej w wersji <text:span text:style-name="T3">19C</text:span>, a także w posługiwaniu się platformą <text:span text:style-name="T3">Oracle Application Express</text:span>.</text:p>
      <text:p text:style-name="P2"><text:tab/>Zachęcamy Państwa do zapoznania się z naszą ofertą komercyjną, dedykowaną głównie średnim i dużym firmą z całego Świata.</text:p>
      <text:p text:style-name="P4"/>
      <text:p text:style-name="P4">Oferta dzierżawy chmury obliczeniowej Oracle Cloud.</text:p>
      <text:p text:style-name="P2"/>
      <text:p text:style-name="P2"><text:tab/>Bez cienia wątpliwości większość dyrektorów do spraw IT na całym Świecie wie, że rozwiązania chmurowe drastycznie redukują koszty utrzymania infrastruktury informatycznej firmy. Z dwóch powodów. Pierwszym powodem, są niższe koszty zasobów sprzętowych. Dzierżawienie serwera, w tym dodatkowych komponentów, takich, jak dyski twarde, procesory i licencja na oprogramowanie, jest tańsze, niż kupowanie tych komponentów na własność. A drugi powód jest taki, iż zarządzanie serwerem w chmurze, jest bardzo łatwe. I może to robić osoba, która nie jest specjalistą w tej dziedzinie. Przede wszystkim nie musimy już zatrudniać wysoko-opłacanego administratora serwera, ani administratora baz danych. Przeciętny administrator serwerowy zarabia około 5 000 euro miesięcznie, tyle samo też zarabia administrator baz danych. Korzystając z usługi chmury obliczeniowej, praktycznie wszystkie kwestie, jak zarządzanie wirtualną siecią komputerową, domenami internetowymi, instancjami wirtualnych maszyn, instancjami baz danych – możemy sobie wyklikać, na interfejsie użytkownika. I może to zrobić sam prezes (menedżer) Twojej firmy. Wszelkie komponenty chmurowe, które potrzebuje i z których korzysta Państwa firma są zamawiane, i instalowane w chmurze, po kliknięciu w odpowiednie pozycje w menu, w panelu menedżera konta chmurowego.</text:p>
      <text:p text:style-name="P2"><text:tab/>Idąc dalej tym tropem. Wiemy, że na światowym rynku chmur obliczeniowych, najlepiej wypada usługa Oracle Cloud Infrastructure, detronizując swoją konkurencję – <text:span text:style-name="T3">Microsoft Azure</text:span>, <text:span text:style-name="T3">Amazon Web Service</text:span>, czy <text:span text:style-name="T3">Google Cloud</text:span>. Choćby z powodu najniższych cen za dzierżawę zasobów sprzętowych. A także za dostęp, do najbardziej popularnej na Świecie platformy nisko-kodowej Oracle Application Express, opartej na pracy autonomicznej instancji bazy danych Oracle w wersji 23ai.</text:p>
      <text:p text:style-name="P2"><text:tab/>Nasza firma oferuję Tobie kompleksowy plan migracji waszego biznesu do chmury Oracle Cloud Infrastructure. Według oficjalnego cennika miesięczny koszt licencji na instancję autonomicznej bazy danych Oracle w wersji 23ai wynosi dokładnie <text:span text:style-name="T1">120 euro</text:span> – przy wykorzystaniu przestrzeni dyskowej o wielkości <text:span text:style-name="T1">20 gigabajtów</text:span>. Natomiast za każdy dodatkowy <text:span text:style-name="T1">jeden gigabajt</text:span> pamięci dyskowej – płacisz <text:span text:style-name="T1">10 eurocentów</text:span>. Bez wątpienia jest to bardzo atrakcyjna cena. Nasz przedstawiciel handlowy, przeszkoli Ciebie jak utworzyć konto menedżera w Oracle Cloud Infrastructure (OCI). Mamy na swoim kanale YouTube <text:soft-page-break/>kompleksowe filmy instruktażowe – jak wykonywać pierwsze kroki w obsłudze OCI. Dlatego już teraz zwolnij z pracy swojego administratora serwerowego i przejdź do OCI.</text:p>
      <text:p text:style-name="P2"/>
      <text:p text:style-name="P4">Oferta programowania w platformie Oracle Application Express.</text:p>
      <text:p text:style-name="P2"/>
      <text:list xml:id="list6536696064934490688" text:style-name="L1">
        <text:list-item>
          <text:p text:style-name="P6">Obrót (kupno i sprzedaż) gotowych aplikacji APEX,</text:p>
        </text:list-item>
        <text:list-item>
          <text:p text:style-name="P6">Sprzedaż filmów i tutoriali edukacyjnych,</text:p>
        </text:list-item>
        <text:list-item>
          <text:p text:style-name="P6">Tworzenie oryginalnych aplikacji APEX, na zamówienie.</text:p>
        </text:list-item>
      </text:list>
      <text:p text:style-name="P2"/>
      <text:p text:style-name="P2"><text:tab/>W obecnych czasach, wielkim fenomenem na rynku produkcji oprogramowania na całym Świecie, są oczywiście platformy nisko-kodowe (<text:span text:style-name="T3">low-code</text:span>) i niekodowe (<text:span text:style-name="T3">no-code</text:span>). To właśnie te platformy w sposób bardzo drastyczny redukują koszty zatrudniania programistów dla dowolnej organizacji rządowej czy prywatnej firmy. Po prostu menedżer firmy, zamiast płacić za wiele godzin pracy programisty, może sobie wiele rozwiązań, które są mu potrzebne w używanej aplikacji, wyklikać na interfejsie. To co da się wyklikać w platformie nisko-kodowej, tworzy konkretny wygląd Twojej strony internetowej lub aplikacji, zgodnie z zamysłem menedżera. Natomiast, te kwestie które nie można wyklikać, programista technologii języka PL/SQL i JavaScript MLE zaprogramuje własnym kodem. Jednak ostatecznie rzecz biorąc, ilość godzin jaki musi przepracować programista, jest na ogół o <text:span text:style-name="T1">80 procent mniejszy</text:span>, niż w organizacji, która nie korzysta z platform nisko-kodowych.</text:p>
      <text:p text:style-name="P2"><text:tab/>I podobnież jak w sytuacji na rynku chmur obliczeniowych, firma Oracle Corporation, dosyć dobrze konkuruje na rynku platform nisko-kodowych i niekodowych. Najbardziej popularne platformy nisko-kodowe to <text:span text:style-name="T3">Microsoft Power Apps</text:span>, <text:span text:style-name="T3">Wix.com</text:span><text:span text:style-name="T4"> i </text:span><text:span text:style-name="T3">Bubble</text:span>. Natomiast ponad nich wszystkich, dominuje właśnie <text:span text:style-name="T3">Oracle Application Express</text:span>. Oracle APEX, jest platformą najbardziej konkurencyjną i pod względem cenowo-kosztowym. I pod względem jakości produktu. Choćby z tego powodu, iż APEX działa na silniku bazy danych Oracle Enterprise 23ai, wyposażoną w sztuczną inteligencję. Gdzie z kolei bazy danych Oracle, także dominują na rynku producentów baz danych.</text:p>
      <text:p text:style-name="P2"><text:tab/>Nasza firma oferuje Państwu konsultację w zakresie wdrażania rozwiązań chmurowych, i tworzenia aplikacji APEX, poprzez wideokonferencje. A także oferujemy Tobie nasze usługi programistyczne w tej konkretnej technologi. Nasz zespół programistów tworzył rozbudowane aplikacje, dla wielu spółek Skarbu Państwa Polskiego, z branży bankowej, ubezpieczeniowej, logistycznej i farmaceutycznej. Wystarczy, że napiszesz wiadomość do naszego przedstawiciela handlowego, aby ten wycenił koszt wykonania aplikacji na zamówienie.</text:p>
      <text:p text:style-name="P2"><text:tab/>Większość naszych programistów języka PL/SQL i JavaScript MLE, a także znawców platformy Oracle Application Express, świadczy usługi pracy za stawkę<text:span text:style-name="T2"> </text:span><text:span text:style-name="T1">39 euro brutto za jedną roboczogodzinę</text:span>. Wykonanie jednej aplikacji, typowo dla dużej firmy korporacyjnej trwa około jednego tygodnia czasu. Czyli koszt wykonania takiej aplikacji APEX, wynosi około <text:span text:style-name="T1">1 500 euro</text:span>.</text:p>
      <text:p text:style-name="P2"><text:tab/>Oprócz wykonywania aplikacji na zamówienie dla konkretnego klienta, posiadamy także giełdę obrotu aplikacji platformy APEX, gdzie każdy programista APEX na całym Świecie może sprzedawać aplikację własnego autorstwa. I tak na chwilę obecną, mamy przynajmniej cztery gotowe aplikację APEX, dostępne w językach polskim, angielskim, niemieckim, i arabskim. Aplikacje te, są idealnie dostosowane do każdego rodzaju biznesu.:</text:p>
      <text:p text:style-name="P2"/>
      <text:list xml:id="list8087777455574283115" text:style-name="L2">
        <text:list-item>
          <text:p text:style-name="P7">Aplikacja <text:span text:style-name="T3">e-commerce, jako sklep internetowy</text:span>, z obsługą koszyka zakupowego, i płatnościami klienta w serwisie PayPal, i innych,</text:p>
        </text:list-item>
        <text:list-item>
          <text:p text:style-name="P7">Aplikacja do <text:span text:style-name="T3">rezerwacji pokoi hotelowych</text:span> przez pracownika recepcji. Aplikacja ta zarządza rezerwacjami na pokoje i stoliki w restauracji,</text:p>
        </text:list-item>
        <text:list-item>
          <text:p text:style-name="P7"><text:soft-page-break/>Aplikacja do <text:span text:style-name="T3">zarządzania stanem magazynu</text:span>, i kolejkami zamówień przychodzących i wychodzących.</text:p>
        </text:list-item>
        <text:list-item>
          <text:p text:style-name="P7">Aplikacja typu <text:span text:style-name="T3">elektroniczna księga korespondencji</text:span>. Aplikacja ta, służy do ewidencjonowania listów i paczek, przychodzących i wychodzących. Generuje także pliki PDF na urządzeniu klienta, zawierające treść korespondencji e-mailowej.</text:p>
        </text:list-item>
      </text:list>
      <text:p text:style-name="P2"/>
      <text:p text:style-name="P2"><text:tab/>Każda z tych aplikacji możesz kupić o pobrać do swojej platformy APEX. Wystarczy, że dodasz produkt do koszyka, zapłacisz przez serwis PayPal, i wybierzesz przycisk „Pobierz”.</text:p>
      <text:p text:style-name="P2"/>
      <text:p text:style-name="P4">Program partnerski – system zarabiania dla naszych użytkowników.</text:p>
      <text:p text:style-name="P2"/>
      <text:p text:style-name="P2"><text:tab/>Szanowni Państwo. Jest to oferta zarabiania przy wspieraniu naszej kampanii reklamowej. Chcemy zaproponować Tobie nasz program współpracy partnerskiej, z którego może skorzystać każdy użytkownik na całym Świecie. Nasz program daje dwie możliwości zarabiania w naszym projekcie.</text:p>
      <text:p text:style-name="P2"><text:tab/>Pierwsza możliwość, to promowanie naszej strony internetowej w mediach społecznościowych. Każdy nowo zarejestrowany użytkownik, ma do swojego profilu przypisany indywidualny permalink, a także konto finansowe prowadzone w walucie euro. Permalink, na samym końcu, ma czterocyfrowy numer, który jest identyfikatorem użytkownika w naszej bazie danych. Każde kliknięcie / wejście na stronę pod tym permalinkiem – adresem URL, przez nowego użytkownika na nowym urządzeniu, spowoduje zasilenie Twojego konta w naszym systemie o kwotę <text:span text:style-name="T1">jeden euro i pięćdziesiąt eurocentów</text:span> netto. I gdy tylko kwota salda Twojego konta przekroczy kwotę <text:span text:style-name="T1">pięćset euro</text:span>, wówczas będziecie mógł sobie te pieniądze przelać na swoje konto bankowe, podając numer IBAN.</text:p>
      <text:p text:style-name="P2"><text:tab/>Jeśli masz duże zasięgi w swoim mediach społecznościowych, wystarczy, że umieścisz swój permalink na swoim profilu <text:span text:style-name="T3">Facebook</text:span>, <text:span text:style-name="T3">Instagram</text:span>, czy <text:span text:style-name="T3">TitTok</text:span>. I jeśli na ten link kliknie ponad <text:span text:style-name="T1">335 osób</text:span> – to już na czysto masz zarobione <text:span text:style-name="T1">pięćset euro</text:span>.</text:p>
      <text:p text:style-name="P2"><text:tab/>Druga możliwość, zarabiania pieniędzy, jest przeznaczona dla programistów języka PL/SQL i platformy Oracle Application Express, jeśli masz jakieś gotowe napisane przez Ciebie aplikację APEX, w dowolnym języku, np. w angielskim, arabskim, lub niemieckim. Wówczas możesz tę aplikację sprzedawać w naszej giełdzie pod marką „APEX Store Premium”, za przez Ciebie ustaloną cenę stałą w walucie euro. I tak dla przykładu, jeśli klient w naszej giełdzie, wrzuci kilka gotowych aplikacji APEX, do swojego koszyka zakupowego. I jedna z tych aplikacji będzie Twojego autorstwa w cenie dziesięciu euro. Wówczas jeśli klient zapłaci za cały koszyk, Ty automatycznie na swoim koncie masz przypisane te dziesięć euro. I jeśli te saldo przekroczy kwotę <text:span text:style-name="T1">pięćset euro</text:span>. Wówczas, te środki będziesz mógł sobie przelać na swojego konto. Nie musisz wystawiać żadnych faktur, ani podpisywać żadnych umów. Wystarczy, tylko się zarejestrować i opłacić podstawową subskrypcję (<text:span text:style-name="T1">4,99 euro</text:span>).</text:p>
      <text:p text:style-name="P2"/>
      <text:p text:style-name="P4">Opis produktów w sklepie.</text:p>
      <text:p text:style-name="P8"/>
      <table:table table:name="Tabela1" table:style-name="Tabela1">
        <table:table-column table:style-name="Tabela1.A"/>
        <table:table-column table:style-name="Tabela1.B"/>
        <table:table-row>
          <table:table-cell table:style-name="Tabela1.A1" office:value-type="string">
            <text:p text:style-name="P8">Typ produktu / usługi:</text:p>
          </table:table-cell>
          <table:table-cell table:style-name="Tabela1.B1" office:value-type="string">
            <text:p text:style-name="P17">Nazwa produktu:</text:p>
          </table:table-cell>
        </table:table-row>
        <table:table-row>
          <table:table-cell table:style-name="Tabela1.A2" office:value-type="string">
            <text:p text:style-name="P5">Dzierżawa chmury obliczeniowej</text:p>
          </table:table-cell>
          <table:table-cell table:style-name="Tabela1.B2" office:value-type="string">
            <text:p text:style-name="P9">Oracle Cloud Infrastructure</text:p>
          </table:table-cell>
        </table:table-row>
        <table:table-row>
          <table:table-cell table:style-name="Tabela1.A2" office:value-type="string">
            <text:p text:style-name="P8">Autor / wydawca:</text:p>
          </table:table-cell>
          <table:table-cell table:style-name="Tabela1.B2" office:value-type="string">
            <text:p text:style-name="P17">Cena miesięczna:</text:p>
          </table:table-cell>
        </table:table-row>
        <table:table-row>
          <table:table-cell table:style-name="Tabela1.A2" office:value-type="string">
            <text:p text:style-name="P5">Oracle Corporation</text:p>
          </table:table-cell>
          <table:table-cell table:style-name="Tabela1.B2" office:value-type="string">
            <text:p text:style-name="P19">120 euro</text:p>
          </table:table-cell>
        </table:table-row>
      </table:table>
      <text:p text:style-name="P11"/>
      <text:p text:style-name="P1"><text:span text:style-name="T5"><text:tab/>Za pośrednictwem naszej giełdy „APEX Store Premium”, możesz także wydzierżawić chmurę obliczeniową w usłudze Oracle Cloud Infrastructure firmy Oracle </text:span><text:soft-page-break/><text:span text:style-name="T5">Corporation. I to bez potrzeby rejestrowania konta w portalu </text:span><text:a xlink:type="simple" xlink:href="http://oracle.com/pl" text:style-name="Internet_20_link" text:visited-style-name="Visited_20_Internet_20_Link"><text:span text:style-name="T5">Oracle.com</text:span></text:a><text:span text:style-name="T5">. Przyciskiem „plus” lub „minus”, możesz regulować wysokość miesięcznego abonamentu, który wynosi </text:span><text:span text:style-name="T6">120 euro brutto</text:span><text:span text:style-name="T5">, za przestrzeń dyskową </text:span><text:span text:style-name="T6">20 gigabajtów</text:span><text:span text:style-name="T5">. Dodatkowe komponenty, jak baza danych Oracle Enterprise 23ai, czy platforma APEX – jest całkowicie darmowa. Za zwiększenie przestrzeni o kolejne 20 gigabajtów, płacisz po prostu wielokrotność podstawowego abonamentu.</text:span></text:p>
      <text:p text:style-name="P1"><text:span text:style-name="T5"><text:tab/>Jest to dobre rozwiązanie dla klienta biznesowego, który dopiero testuje rozwiązanie chmurowe. Jednak nasz zespół zaleca, aby korzystać z chmury Oracle Cloud Infrastructure, bezpośrednio na portalu </text:span><text:a xlink:type="simple" xlink:href="http://oracle.com/pl" text:style-name="Internet_20_link" text:visited-style-name="Visited_20_Internet_20_Link"><text:span text:style-name="T5">Oracle.com</text:span></text:a><text:span text:style-name="T5">.</text:span></text:p>
      <text:p text:style-name="P14"/>
      <text:p text:style-name="P2"/>
      <table:table table:name="Tabela2" table:style-name="Tabela2">
        <table:table-column table:style-name="Tabela2.A"/>
        <table:table-column table:style-name="Tabela2.B"/>
        <table:table-row>
          <table:table-cell table:style-name="Tabela2.A1" office:value-type="string">
            <text:p text:style-name="P8">Typ produktu / usługi:</text:p>
          </table:table-cell>
          <table:table-cell table:style-name="Tabela2.B1" office:value-type="string">
            <text:p text:style-name="P17">Nazwa produktu:</text:p>
          </table:table-cell>
        </table:table-row>
        <table:table-row>
          <table:table-cell table:style-name="Tabela2.A2" office:value-type="string">
            <text:p text:style-name="P5">Korepetycje online</text:p>
          </table:table-cell>
          <table:table-cell table:style-name="Tabela2.B2" office:value-type="string">
            <text:p text:style-name="P5">Lekcje online apex4.biz</text:p>
          </table:table-cell>
        </table:table-row>
        <table:table-row>
          <table:table-cell table:style-name="Tabela2.A2" office:value-type="string">
            <text:p text:style-name="P8">Autor / wydawca:</text:p>
          </table:table-cell>
          <table:table-cell table:style-name="Tabela2.B2" office:value-type="string">
            <text:p text:style-name="P17">Cena jednostkowa za godzinę:</text:p>
          </table:table-cell>
        </table:table-row>
        <table:table-row>
          <table:table-cell table:style-name="Tabela2.A2" office:value-type="string">
            <text:p text:style-name="P5">Studio apex4.biz</text:p>
          </table:table-cell>
          <table:table-cell table:style-name="Tabela2.B2" office:value-type="string">
            <text:p text:style-name="P19">39 euro za godzinę</text:p>
          </table:table-cell>
        </table:table-row>
      </table:table>
      <text:p text:style-name="P12"/>
      <text:p text:style-name="P15"><text:tab/>Jest to oferta korepetycji i konsultacji technicznej, prowadzonych przez programistę / specjalistę z naszego zespołu. Nasze korepetycje prowadzone są całkowicie online, przy użyciu programu Google Meet, w języku angielskim, arabskim i polskim. Czas realizacji połączenia przez wideokonferencję – to jest data, godzina rozpoczęcia, godzina zakończenia i strefa czasowa, jest indywidualnie ustalany przez klienta.</text:p>
      <text:p text:style-name="P15"><text:tab/>Za każdą rozpoczętą godzinę połączenia, która możesz przeznaczyć na rozmowę z naszym specjalistą, płacisz <text:span text:style-name="T1">39 euro brutto</text:span>.</text:p>
      <text:p text:style-name="P15"/>
      <table:table table:name="Tabela3" table:style-name="Tabela3">
        <table:table-column table:style-name="Tabela3.A"/>
        <table:table-column table:style-name="Tabela3.B"/>
        <table:table-row>
          <table:table-cell table:style-name="Tabela3.A1" office:value-type="string">
            <text:p text:style-name="P8">Typ produktu / usługi:</text:p>
          </table:table-cell>
          <table:table-cell table:style-name="Tabela3.B1" office:value-type="string">
            <text:p text:style-name="P17">Nazwa produktu:</text:p>
          </table:table-cell>
        </table:table-row>
        <table:table-row>
          <table:table-cell table:style-name="Tabela3.A2" office:value-type="string">
            <text:p text:style-name="P5">Aplikacja bazodanowa</text:p>
          </table:table-cell>
          <table:table-cell table:style-name="Tabela3.B2" office:value-type="string">
            <text:p text:style-name="P9">Your shop (e-commerce)</text:p>
          </table:table-cell>
        </table:table-row>
        <table:table-row>
          <table:table-cell table:style-name="Tabela3.A2" office:value-type="string">
            <text:p text:style-name="P8">Autor / wydawca:</text:p>
          </table:table-cell>
          <table:table-cell table:style-name="Tabela3.B2" office:value-type="string">
            <text:p text:style-name="P17">Cena jednostkowa:</text:p>
          </table:table-cell>
        </table:table-row>
        <table:table-row>
          <table:table-cell table:style-name="Tabela3.A2" office:value-type="string">
            <text:p text:style-name="P5">Studio apex4.biz</text:p>
          </table:table-cell>
          <table:table-cell table:style-name="Tabela3.B2" office:value-type="string">
            <text:p text:style-name="P19">4,99 euro</text:p>
          </table:table-cell>
        </table:table-row>
      </table:table>
      <text:p text:style-name="P2"/>
      <text:p text:style-name="Standard"><text:span text:style-name="T5"><text:tab/>Aplikacja „Your shop” nie jest typową aplikacją APEX. Przede wszystkim aplikacja ta nie korzysta ze standardowego szablonu APEX-u, ale jest jedynie pakietem webserwisów, do obsługi zapytań bazodanowych od zewnętrznych technologii. Na przykład od aplikacji mobilnych, od stron z innego serwera z innej technologii. Tutaj użytkownik, może sobie wybrać i zakupić dowolny szablon strony internetowej, chociażby w serwisie </text:span><text:a xlink:type="simple" xlink:href="http://themes.getbootstrap.com/product/freshcart-nextjs-ecommerce-website-template" text:style-name="Internet_20_link" text:visited-style-name="Visited_20_Internet_20_Link"><text:span text:style-name="T5">GetBootStrap</text:span></text:a><text:span text:style-name="T5"> [Link tutaj.]. A następnie go sobie pobrać, i zintegrować z bazą danych Oracle, właśnie przy użyciu naszej aplikacji.</text:span></text:p>
      <text:p text:style-name="Standard"><text:span text:style-name="T5"><text:tab/>Albowiem aplikacja „Your shop”, zawiera cały szereg prostych webserwisów, do obsługi między innymi koszyka zakupowego, działającego w szablonie strony internetowej w technologi „BootStrap”. A w samym serwisie </text:span><text:a xlink:type="simple" xlink:href="http://getbootstrap.com/" text:style-name="Internet_20_link" text:visited-style-name="Visited_20_Internet_20_Link"><text:span text:style-name="T5">getbootstrap.com</text:span></text:a><text:span text:style-name="T5"> jest naprawdę bardzo duży wybór darmowych i premiowanych szablonów sklepów internetowych.</text:span></text:p>
      <text:p text:style-name="P2"><text:tab/>Aplikacja ta jest dostępna w języku polskim, angielskim, niemieckim i arabskim.</text:p>
      <text:p text:style-name="P8"/>
      <table:table table:name="Tabela4" table:style-name="Tabela4">
        <table:table-column table:style-name="Tabela4.A"/>
        <table:table-column table:style-name="Tabela4.B"/>
        <table:table-row>
          <table:table-cell table:style-name="Tabela4.A1" office:value-type="string">
            <text:p text:style-name="P8">Typ produktu / usługi:</text:p>
          </table:table-cell>
          <table:table-cell table:style-name="Tabela4.B1" office:value-type="string">
            <text:p text:style-name="P17">Nazwa produktu:</text:p>
          </table:table-cell>
        </table:table-row>
        <table:table-row>
          <table:table-cell table:style-name="Tabela4.A2" office:value-type="string">
            <text:p text:style-name="P5">Aplikacja platformy APEX</text:p>
          </table:table-cell>
          <table:table-cell table:style-name="Tabela4.B2" office:value-type="string">
            <text:p text:style-name="P9">Hotel reception</text:p>
          </table:table-cell>
        </table:table-row>
        <table:table-row>
          <table:table-cell table:style-name="Tabela4.A2" office:value-type="string">
            <text:p text:style-name="P8">Autor / wydawca:</text:p>
          </table:table-cell>
          <table:table-cell table:style-name="Tabela4.B2" office:value-type="string">
            <text:p text:style-name="P17">Cena jednostkowa:</text:p>
          </table:table-cell>
        </table:table-row>
        <table:table-row>
          <table:table-cell table:style-name="Tabela4.A2" office:value-type="string">
            <text:p text:style-name="P5">Studio apex4.biz</text:p>
          </table:table-cell>
          <table:table-cell table:style-name="Tabela4.B2" office:value-type="string">
            <text:p text:style-name="P19">4,99 euro</text:p>
          </table:table-cell>
        </table:table-row>
      </table:table>
      <text:p text:style-name="P2"/>
      <text:p text:style-name="P2"><text:soft-page-break/><text:tab/>Aplikacja „Hotel reception”, przede wszystkim ma pomagać pracownikom firmy świadczącej usługi hotelarskie i gastronomiczne. Posiada podstrony dla recepcjonisty, lub menedżera hotelu, służące do ewidencjonowania dostępnych pokoi dla gości. A także do zarządzania rezerwacjami na te pokoje. W tym możemy wykonywać dzięki tej aplikacji, takie procesy jak: dodawanie, edycja i usuwanie rezerwacji. Sprawdzanie statusu płatności.</text:p>
      <text:p text:style-name="Standard"><text:span text:style-name="T5"><text:tab/>Aplikacja ta jest w pełni zintegrowana z interfejsem portalu „</text:span><text:a xlink:type="simple" xlink:href="http://booking.com/" text:style-name="Internet_20_link" text:visited-style-name="Visited_20_Internet_20_Link"><text:span text:style-name="T5">Booking.com</text:span></text:a><text:span text:style-name="T5">”, dzięki czemu dane Państwa klienta trafiają od serwisu „</text:span><text:a xlink:type="simple" xlink:href="http://booking.com/" text:style-name="Internet_20_link" text:visited-style-name="Visited_20_Internet_20_Link"><text:span text:style-name="T5">Booking.com</text:span></text:a><text:span text:style-name="T5">”, bezpośrednio do bazy danych Oracle. A dzięki naszej aplikacji możesz generować od razu odpowiednie raporty.</text:span></text:p>
      <text:p text:style-name="P2"><text:tab/>Również aplikacja ta posiada podstrony do zarządzania rezerwacjami na stoliki w restauracji, dedykowana dla szefa kelnerów.</text:p>
      <text:p text:style-name="P2"><text:tab/>Aplikacja ta jest dostępna w języku angielskim, i arabskim.</text:p>
      <text:p text:style-name="P8"/>
      <table:table table:name="Tabela5" table:style-name="Tabela5">
        <table:table-column table:style-name="Tabela5.A"/>
        <table:table-column table:style-name="Tabela5.B"/>
        <table:table-row>
          <table:table-cell table:style-name="Tabela5.A1" office:value-type="string">
            <text:p text:style-name="P8">Typ produktu / usługi:</text:p>
          </table:table-cell>
          <table:table-cell table:style-name="Tabela5.B1" office:value-type="string">
            <text:p text:style-name="P17">Nazwa produktu:</text:p>
          </table:table-cell>
        </table:table-row>
        <table:table-row>
          <table:table-cell table:style-name="Tabela5.A2" office:value-type="string">
            <text:p text:style-name="P5">Aplikacja platformy APEX</text:p>
          </table:table-cell>
          <table:table-cell table:style-name="Tabela5.B2" office:value-type="string">
            <text:p text:style-name="P9">Warehouse manager</text:p>
          </table:table-cell>
        </table:table-row>
        <table:table-row>
          <table:table-cell table:style-name="Tabela5.A2" office:value-type="string">
            <text:p text:style-name="P8">Autor / wydawca:</text:p>
          </table:table-cell>
          <table:table-cell table:style-name="Tabela5.B2" office:value-type="string">
            <text:p text:style-name="P17">Cena jednostkowa:</text:p>
          </table:table-cell>
        </table:table-row>
        <table:table-row>
          <table:table-cell table:style-name="Tabela5.A2" office:value-type="string">
            <text:p text:style-name="P5">Studio apex4.biz</text:p>
          </table:table-cell>
          <table:table-cell table:style-name="Tabela5.B2" office:value-type="string">
            <text:p text:style-name="P19">4,99 euro</text:p>
          </table:table-cell>
        </table:table-row>
      </table:table>
      <text:p text:style-name="P2"/>
      <text:p text:style-name="P2"><text:tab/>Jest to aplikacja, do zarządzania gospodarką magazynową, w tym do tworzenia ewidencji towarów, z określeniem szerokości, długości, wysokości, wagi netto i wagi brutto. Tak aby prawidłowo przewidywać, jak szybko magazyn zostanie zapełniony, znając jednocześnie tempo dostawy poszczególnych towarów. Aplikacja ta wylicza, ile zostało jeszcze przestrzeni magazynowej, przy jednoczesnym ewidencjonowaniu zamówień towaru przychodzącego i wychodzącego z magazynu.</text:p>
      <text:p text:style-name="P2"><text:tab/>Aplikacja ta, także umożliwia tworzenie osobnych kategorii magazynowania. Na przykład może tworzyć osobne kategorie do produktów wymagających mrożenia – magazynowania w temperaturze poniżej 0 stopni Celsjusza, albo łatwopalnych i wybuchowych, czy też kruchych jak szkło lub porcelana.</text:p>
      <text:p text:style-name="P2"><text:tab/>Jest to idealna aplikacja, dla kierownika magazynu, czy też zaopatrzeniowca. Aplikacja ta jest dostępna w języku polskim, angielskim, i arabskim.</text:p>
      <text:p text:style-name="P2"/>
      <table:table table:name="Tabela6" table:style-name="Tabela6">
        <table:table-column table:style-name="Tabela6.A"/>
        <table:table-column table:style-name="Tabela6.B"/>
        <table:table-row>
          <table:table-cell table:style-name="Tabela6.A1" office:value-type="string">
            <text:p text:style-name="P8">Typ produktu / usługi:</text:p>
          </table:table-cell>
          <table:table-cell table:style-name="Tabela6.B1" office:value-type="string">
            <text:p text:style-name="P17">Nazwa produktu:</text:p>
          </table:table-cell>
        </table:table-row>
        <table:table-row>
          <table:table-cell table:style-name="Tabela6.A2" office:value-type="string">
            <text:p text:style-name="P5">Aplikacja platformy APEX</text:p>
          </table:table-cell>
          <table:table-cell table:style-name="Tabela6.B2" office:value-type="string">
            <text:p text:style-name="P9">Correspondence Record Book</text:p>
          </table:table-cell>
        </table:table-row>
        <table:table-row>
          <table:table-cell table:style-name="Tabela6.A2" office:value-type="string">
            <text:p text:style-name="P8">Autor / wydawca:</text:p>
          </table:table-cell>
          <table:table-cell table:style-name="Tabela6.B2" office:value-type="string">
            <text:p text:style-name="P17">Cena jednostkowa:</text:p>
          </table:table-cell>
        </table:table-row>
        <table:table-row>
          <table:table-cell table:style-name="Tabela6.A2" office:value-type="string">
            <text:p text:style-name="P5">Studio apex4.biz</text:p>
          </table:table-cell>
          <table:table-cell table:style-name="Tabela6.B2" office:value-type="string">
            <text:p text:style-name="P19">4,99 euro</text:p>
          </table:table-cell>
        </table:table-row>
      </table:table>
      <text:p text:style-name="P2"/>
      <text:p text:style-name="P2"><text:tab/>Aplikacja „książka korespondencyjna” służy do ewidencji korespondencji przychodzącej i wychodzącej Twojej organizacji (firmy). Poszczególne podstrony służą do rejestrowania w bazie danych, listów i paczek, które są już w obiegu wewnętrznym Twojej firmy.</text:p>
      <text:p text:style-name="P2"><text:tab/>Aplikacja ta, ma możliwość generowania plików PDF, dzięki bibliotece „<text:span text:style-name="T3">jsPDF</text:span>”, zawierających listę ewidencji korespondencji, wraz z możliwością sortowania tej listy, według dat i kategorii. Jest to bardzo dobre narzędzie, dla kierownika sekretariatu.</text:p>
      <text:p text:style-name="P2"><text:tab/>Aplikacja ta jest dostępna w języku polskim, angielskim, niemieckim, hiszpańskim, i arabskim.</text:p>
      <text:p text:style-name="P2"/>
      <table:table table:name="Tabela7" table:style-name="Tabela7">
        <table:table-column table:style-name="Tabela7.A"/>
        <table:table-column table:style-name="Tabela7.B"/>
        <table:table-row>
          <table:table-cell table:style-name="Tabela7.A1" office:value-type="string">
            <text:p text:style-name="P8">Typ produktu / usługi:</text:p>
          </table:table-cell>
          <table:table-cell table:style-name="Tabela7.B1" office:value-type="string">
            <text:p text:style-name="P17">Nazwa produktu:</text:p>
          </table:table-cell>
        </table:table-row>
        <table:table-row>
          <table:table-cell table:style-name="Tabela7.A2" office:value-type="string">
            <text:p text:style-name="P5">Edukacyjny kurs wideo</text:p>
          </table:table-cell>
          <table:table-cell table:style-name="Tabela7.B2" office:value-type="string">
            <text:p text:style-name="P9">Video course on the basics of using the <text:soft-page-break/>APEX platform</text:p>
          </table:table-cell>
        </table:table-row>
        <table:table-row>
          <table:table-cell table:style-name="Tabela7.A2" office:value-type="string">
            <text:p text:style-name="P8">Autor / wydawca:</text:p>
          </table:table-cell>
          <table:table-cell table:style-name="Tabela7.B2" office:value-type="string">
            <text:p text:style-name="P17">Cena jednostkowa:</text:p>
          </table:table-cell>
        </table:table-row>
        <table:table-row>
          <table:table-cell table:style-name="Tabela7.A2" office:value-type="string">
            <text:p text:style-name="P5">Studio apex4.biz</text:p>
          </table:table-cell>
          <table:table-cell table:style-name="Tabela7.B2" office:value-type="string">
            <text:p text:style-name="P19">14,90 euro</text:p>
          </table:table-cell>
        </table:table-row>
      </table:table>
      <text:p text:style-name="P2"/>
      <text:p text:style-name="P2"><text:tab/>Jest to edukacyjny kurs wideo o temacie podstawowej wiedzy z obsługi platformy Oracle Application Express, publikowany przez nas na portalu YouTube. Kurs jest dostępny na portalu YouTube, po wykupieniu jednorazowej opłaty w ramach naszej giełdy.</text:p>
      <text:p text:style-name="P2"><text:tab/>Szczegółowy spis treści:</text:p>
      <text:p text:style-name="P2"/>
      <table:table table:name="Tabela11" table:style-name="Tabela11">
        <table:table-column table:style-name="Tabela11.A"/>
        <table:table-column table:style-name="Tabela11.B"/>
        <table:table-row>
          <table:table-cell table:style-name="Tabela11.A1" office:value-type="string">
            <text:p text:style-name="P17">Temat wykładu / vloga:</text:p>
          </table:table-cell>
          <table:table-cell table:style-name="Tabela11.B1" office:value-type="string">
            <text:p text:style-name="P17">Czas trwania:</text:p>
          </table:table-cell>
        </table:table-row>
        <table:table-row>
          <table:table-cell table:style-name="Tabela11.A2" office:value-type="string">
            <text:p text:style-name="P18">Zarządzenie obiektami bazodanowymi w APEX-ie.</text:p>
          </table:table-cell>
          <table:table-cell table:style-name="Tabela11.B2" office:value-type="string">
            <text:p text:style-name="P21">15 minut</text:p>
          </table:table-cell>
        </table:table-row>
        <table:table-row>
          <table:table-cell table:style-name="Tabela11.A2" office:value-type="string">
            <text:p text:style-name="P18">Tworzenie pierwszej aplikacji.</text:p>
          </table:table-cell>
          <table:table-cell table:style-name="Tabela11.B2" office:value-type="string">
            <text:p text:style-name="P21">5 minut</text:p>
          </table:table-cell>
        </table:table-row>
        <table:table-row>
          <table:table-cell table:style-name="Tabela11.A2" office:value-type="string">
            <text:p text:style-name="P18">Zarządzenie podstronami w aplikacji.</text:p>
          </table:table-cell>
          <table:table-cell table:style-name="Tabela11.B2" office:value-type="string">
            <text:p text:style-name="P21">5 minut</text:p>
          </table:table-cell>
        </table:table-row>
        <table:table-row>
          <table:table-cell table:style-name="Tabela11.A2" office:value-type="string">
            <text:p text:style-name="P18">Podział podstrony na regiony.</text:p>
          </table:table-cell>
          <table:table-cell table:style-name="Tabela11.B2" office:value-type="string">
            <text:p text:style-name="P21">5 minut</text:p>
          </table:table-cell>
        </table:table-row>
        <table:table-row>
          <table:table-cell table:style-name="Tabela11.A2" office:value-type="string">
            <text:p text:style-name="P18">Obiekty i zmienne na stronie.</text:p>
          </table:table-cell>
          <table:table-cell table:style-name="Tabela11.B2" office:value-type="string">
            <text:p text:style-name="P21">10 minut</text:p>
          </table:table-cell>
        </table:table-row>
        <table:table-row>
          <table:table-cell table:style-name="Tabela11.A2" office:value-type="string">
            <text:p text:style-name="P18">Nawigacja – menu górne i boczne.</text:p>
          </table:table-cell>
          <table:table-cell table:style-name="Tabela11.B2" office:value-type="string">
            <text:p text:style-name="P21">5 minut</text:p>
          </table:table-cell>
        </table:table-row>
        <table:table-row>
          <table:table-cell table:style-name="Tabela11.A2" office:value-type="string">
            <text:p text:style-name="P18">Komponenty do tworzenia formularzy.</text:p>
          </table:table-cell>
          <table:table-cell table:style-name="Tabela11.B2" office:value-type="string">
            <text:p text:style-name="P21">10 minut</text:p>
          </table:table-cell>
        </table:table-row>
        <table:table-row>
          <table:table-cell table:style-name="Tabela11.A2" office:value-type="string">
            <text:p text:style-name="P18">Komponenty do tworzenia raportów (klasycznych i interaktywnych).</text:p>
          </table:table-cell>
          <table:table-cell table:style-name="Tabela11.B2" office:value-type="string">
            <text:p text:style-name="P21">15 minut</text:p>
          </table:table-cell>
        </table:table-row>
        <table:table-row>
          <table:table-cell table:style-name="Tabela11.A2" office:value-type="string">
            <text:p text:style-name="P18">Tworzenie akcji dynamicznych.</text:p>
          </table:table-cell>
          <table:table-cell table:style-name="Tabela11.B2" office:value-type="string">
            <text:p text:style-name="P21">10 minut</text:p>
          </table:table-cell>
        </table:table-row>
        <table:table-row>
          <table:table-cell table:style-name="Tabela11.A2" office:value-type="string">
            <text:p text:style-name="P18">Autoryzacje i autentykacje.</text:p>
          </table:table-cell>
          <table:table-cell table:style-name="Tabela11.B2" office:value-type="string">
            <text:p text:style-name="P21">15 minut</text:p>
          </table:table-cell>
        </table:table-row>
        <table:table-row>
          <table:table-cell table:style-name="Tabela11.A2" office:value-type="string">
            <text:p text:style-name="P18">Eksport i publikacja aplikacji.</text:p>
          </table:table-cell>
          <table:table-cell table:style-name="Tabela11.B2" office:value-type="string">
            <text:p text:style-name="P21">5 minut</text:p>
          </table:table-cell>
        </table:table-row>
        <table:table-row>
          <table:table-cell table:style-name="Tabela11.A2" office:value-type="string">
            <text:p text:style-name="P22">Razem:</text:p>
          </table:table-cell>
          <table:table-cell table:style-name="Tabela11.B2" office:value-type="string">
            <text:p text:style-name="P20">Jedna godzina i 40 minut</text:p>
          </table:table-cell>
        </table:table-row>
      </table:table>
      <text:p text:style-name="P13"/>
      <text:p text:style-name="P10"><text:tab/>Kurs jest dostępny wyłącznie w języku angielskim.</text:p>
      <text:p text:style-name="P13"/>
      <table:table table:name="Tabela8" table:style-name="Tabela8">
        <table:table-column table:style-name="Tabela8.A"/>
        <table:table-column table:style-name="Tabela8.B"/>
        <table:table-row>
          <table:table-cell table:style-name="Tabela8.A1" office:value-type="string">
            <text:p text:style-name="P8">Typ produktu / usługi:</text:p>
          </table:table-cell>
          <table:table-cell table:style-name="Tabela8.B1" office:value-type="string">
            <text:p text:style-name="P17">Nazwa produktu:</text:p>
          </table:table-cell>
        </table:table-row>
        <table:table-row>
          <table:table-cell table:style-name="Tabela8.A2" office:value-type="string">
            <text:p text:style-name="P5">Edukacyjny kurs wideo</text:p>
          </table:table-cell>
          <table:table-cell table:style-name="Tabela8.B2" office:value-type="string">
            <text:p text:style-name="P9">Oracle Cloud Infrastructure (OCI) administration educational video course</text:p>
          </table:table-cell>
        </table:table-row>
        <table:table-row>
          <table:table-cell table:style-name="Tabela8.A2" office:value-type="string">
            <text:p text:style-name="P8">Autor / wydawca:</text:p>
          </table:table-cell>
          <table:table-cell table:style-name="Tabela8.B2" office:value-type="string">
            <text:p text:style-name="P17">Cena jednostkowa:</text:p>
          </table:table-cell>
        </table:table-row>
        <table:table-row>
          <table:table-cell table:style-name="Tabela8.A2" office:value-type="string">
            <text:p text:style-name="P5">Studio apex4.biz</text:p>
          </table:table-cell>
          <table:table-cell table:style-name="Tabela8.B2" office:value-type="string">
            <text:p text:style-name="P19">14,90 euro</text:p>
          </table:table-cell>
        </table:table-row>
      </table:table>
      <text:p text:style-name="P2"/>
      <text:p text:style-name="P2"><text:tab/>Jest to nasz autorski poradnik wideo, publikowany na portalu YouTube, przedstawiający, jak bezpiecznie korzystać z konta menadżera chmury obliczeniowej w usłudze Oracle Cloud Infrastructure (OCI). Szczegółowy spis treści:</text:p>
      <text:p text:style-name="P2"/>
      <table:table table:name="Tabela10" table:style-name="Tabela10">
        <table:table-column table:style-name="Tabela10.A"/>
        <table:table-column table:style-name="Tabela10.B"/>
        <table:table-row>
          <table:table-cell table:style-name="Tabela10.A1" office:value-type="string">
            <text:p text:style-name="P17">Temat wykładu / vloga:</text:p>
          </table:table-cell>
          <table:table-cell table:style-name="Tabela10.B1" office:value-type="string">
            <text:p text:style-name="P17">Czas trwania:</text:p>
          </table:table-cell>
        </table:table-row>
        <table:table-row>
          <table:table-cell table:style-name="Tabela10.A2" office:value-type="string">
            <text:p text:style-name="P18">Analogia chmury i rozwiązań lokalnych – dla lepszego zrozumienia chmury.</text:p>
          </table:table-cell>
          <table:table-cell table:style-name="Tabela10.B2" office:value-type="string">
            <text:p text:style-name="P21">10 minut</text:p>
          </table:table-cell>
        </table:table-row>
        <table:table-row>
          <table:table-cell table:style-name="Tabela10.A2" office:value-type="string">
            <text:p text:style-name="P18">Czym jest chmura i jakie są jej cechy.</text:p>
          </table:table-cell>
          <table:table-cell table:style-name="Tabela10.B2" office:value-type="string">
            <text:p text:style-name="P21">15 minut</text:p>
          </table:table-cell>
        </table:table-row>
        <table:table-row>
          <table:table-cell table:style-name="Tabela10.A2" office:value-type="string">
            <text:p text:style-name="P18">Uzyskiwanie dostępu do infrastruktury Oracle Cloud.</text:p>
          </table:table-cell>
          <table:table-cell table:style-name="Tabela10.B2" office:value-type="string">
            <text:p text:style-name="P21">5 minut</text:p>
          </table:table-cell>
        </table:table-row>
        <text:soft-page-break/>
        <table:table-row>
          <table:table-cell table:style-name="Tabela10.A2" office:value-type="string">
            <text:p text:style-name="P18">Infrastruktura chmurowa Oracle – komponenty.</text:p>
          </table:table-cell>
          <table:table-cell table:style-name="Tabela10.B2" office:value-type="string">
            <text:p text:style-name="P21">5 minut</text:p>
          </table:table-cell>
        </table:table-row>
        <table:table-row>
          <table:table-cell table:style-name="Tabela10.A2" office:value-type="string">
            <text:p text:style-name="P18">Czym jest autonomiczna baza danych?</text:p>
          </table:table-cell>
          <table:table-cell table:style-name="Tabela10.B2" office:value-type="string">
            <text:p text:style-name="P21">5 minut</text:p>
          </table:table-cell>
        </table:table-row>
        <table:table-row>
          <table:table-cell table:style-name="Tabela10.A2" office:value-type="string">
            <text:p text:style-name="P18">Tworzenie autonomicznej bazy danych w chmurze.</text:p>
          </table:table-cell>
          <table:table-cell table:style-name="Tabela10.B2" office:value-type="string">
            <text:p text:style-name="P21">5 minut</text:p>
          </table:table-cell>
        </table:table-row>
        <table:table-row>
          <table:table-cell table:style-name="Tabela10.A2" office:value-type="string">
            <text:p text:style-name="P18">Dostęp do bazy danych w chmurze za pośrednictwem klienta internetowego i programu SQL Developer.</text:p>
          </table:table-cell>
          <table:table-cell table:style-name="Tabela10.B2" office:value-type="string">
            <text:p text:style-name="P21">10 minut</text:p>
          </table:table-cell>
        </table:table-row>
        <table:table-row>
          <table:table-cell table:style-name="Tabela10.A2" office:value-type="string">
            <text:p text:style-name="P18">Wypełnianie tabeli w chmurze danymi z arkusza kalkulacyjnego.</text:p>
          </table:table-cell>
          <table:table-cell table:style-name="Tabela10.B2" office:value-type="string">
            <text:p text:style-name="P21">5 minut</text:p>
          </table:table-cell>
        </table:table-row>
        <table:table-row>
          <table:table-cell table:style-name="Tabela10.A2" office:value-type="string">
            <text:p text:style-name="P18">Analiza i wizualizacja danych z wykorzystaniem Oracle ML.</text:p>
          </table:table-cell>
          <table:table-cell table:style-name="Tabela10.B2" office:value-type="string">
            <text:p text:style-name="P21">10 minut</text:p>
          </table:table-cell>
        </table:table-row>
        <table:table-row>
          <table:table-cell table:style-name="Tabela10.A2" office:value-type="string">
            <text:p text:style-name="P21">Razem</text:p>
          </table:table-cell>
          <table:table-cell table:style-name="Tabela10.B2" office:value-type="string">
            <text:p text:style-name="P20">Jedna godzina i 10 minut</text:p>
          </table:table-cell>
        </table:table-row>
      </table:table>
      <text:p text:style-name="P2"/>
      <text:p text:style-name="P2"/>
      <text:p text:style-name="P2"><text:tab/>Kurs jest dostępny wyłącznie w języku angielskim.</text:p>
      <text:p text:style-name="P2"/>
      <text:p text:style-name="P2"/>
      <text:p text:style-name="P4">Dla inwestorów.</text:p>
      <text:p text:style-name="P14"/>
      <text:p text:style-name="P14"><text:tab/>Nasza firma działająca pod marką „<text:span text:style-name="T3">apex4.biz</text:span>”, oraz giełdą „<text:span text:style-name="T3">APEX Store Premium</text:span>”, jest nowo-powstałą organizacją na terenie Polski, jednak zrzeszająca dobrze doświadczonych programistów języka PL/SQL i JavaScript MLE. W tym programistów, posiadających certyfikat jakości Oracle <text:span text:style-name="T3">OCP</text:span> i <text:span text:style-name="T3">OCM</text:span>. Nasi inżynierowie – programiści, mają duże doświadczenie w pracy dla dużych i średnich firm z terenu Polski. Mając jednocześnie rekomendacje od tych właśnie firm. Niestety nasza marka poza Polską, jeszcze nie jest rozpoznawalna na szerszym rynku światowym.</text:p>
      <text:p text:style-name="P14"><text:tab/>W związku z czym, poszukujemy inwestorów do kwoty <text:span text:style-name="T1">pięciuset tysięcy złotych polskich</text:span> (PLN – to jest około <text:span text:style-name="T1">120 000 Euro</text:span>). Aby utworzyć nową spółkę z ograniczoną odpowiedzialnością, na terenie miasta Gdynia. Spółka przejęłaby nasze nowo powstałe marki, oraz giełdę obrotu gotowych aplikacji APEX. Inwestując w naszą spółkę, stajesz się jej udziałowcem, do wysokości wniesionego kapitału pieniężnego.</text:p>
      <text:p text:style-name="P14"><text:tab/>Sam przebieg inwestycji będzie podzielony na kilka etapów. A czas i terminy realizacji tych etapów, będzie uzależniony od ilości inwestorów, i kapitału pieniężnego jaki uda nam się pozyskać. <text:tab/>I tak w pierwszej kolejności, uformujemy nową spółkę z ograniczoną odpowiedzialnością, rejestrowaną w polskim rejestrze sądowym, tworząc nowe biuro – sekretariat zarządu. Następnie chcemy utworzyć własne studio nagraniowe, do nagrywania filmów edukacyjnych i promocyjnych, typowo we formacie portalu YouTube. Filmy te będą nagrywane w języku angielskim, niemieckim, arabskim i rosyjskim. Skupiając się głównie na edukacji i pokazywaniu faktycznych możliwości narzędzi, jakim są Oracle Cloud (OCI) i Oracle Application Express (Oracle APEX). Wymaga to zatrudnienia montażysty filmowego, i aktora – modela anglojęzycznego w charakterze prezentera. Do vlogów zamieszczanych na naszym kanale YouTube, będą dołączane linki, do produktów naszej giełdy. A podstawowymi produktami, które chcemy w ten sposób wypromować i sprzedać są gotowe aplikację dla platformy APEX, oraz kursy wideo w różnych językach. Usługą dodatkową, na życzenie klienta, będzie programowanie na zlecenie indywidualnych aplikacji i baz danych Oracle.</text:p>
      <text:p text:style-name="P14"><text:tab/>Drugi etap, to rekrutowanie i zatrudnianie na stałe programistów języka PL/SQL i JavaScript MLE. Jeśli nasza kampania na portalu YouTube, odniesienie sukces – to jest zasięgi wśród osób oglądających, i liczba subskrybentów, będzie wzrastała systematycznie. A także zdobędziemy stałe kontrakty na produkcję i rozwój oprogramowania, z konkretnymi klientami z całego Świata. Wówczas będzie możliwość, <text:soft-page-break/>tworzenia stabilnych i etatowych stanowisk pracy dla programistów z Polski.</text:p>
      <text:p text:style-name="P14"><text:tab/>Nasza firma nastawia się głównie na kierowanie swojej oferty tworzenia oprogramowania w platformie APEX, do klientów biznesowych mówiących w języku arabskim z dialektem saudyjskim z Arabii Saudyjskiej, Zjednoczonych Emiratów Arabskich, Kataru i Kuwejtu. Dlatego też, potrzebujemy inwestorów finansujących zatrudnianie przez naszą firmę tłumacza języka arabskiego koniecznie z dialektem saudyjskim. A także ekspertów od prawa podatkowego państw Bliskiego Wchodu – głównie Arabii Saudyjskiej i Kataru. I to już byłby trzeci i ostatni etap naszej inwestycji.</text:p>
      <text:p text:style-name="P14"><text:tab/>Jednak uczciwie należy stwierdzić, iż inwestowanie w spółki z branży produkcji oprogramowania i filmów edukacyjnych, jest bardzo ryzykowne. Na chwilę obecną nie jesteśmy wstanie przewidzieć, jaka będzie potencjalny zysk netto naszej spółki. Zgodnie z analizą SWOT, wiemy, że na tym konkretnym rynku, są bardzo niskie progi wejścia na rynek, co jest zagrożeniem. Ale też są niskie progi wyjścia z rynku, co daje szanse, na ratowanie przynajmniej części kapitału.</text:p>
      <text:p text:style-name="P14"><text:tab/>Osoby zainteresowanie naszym projektem nowej marki w globalnej branży nisko-kodowej, prosimy o kontakt telefoniczny pod numer tel. +48 511 656 830.</text:p>
      <text:p text:style-name="P2"/>
      <text:p text:style-name="P4">Oferty pracy.</text:p>
      <text:p text:style-name="P2"/>
      <text:p text:style-name="P2"><text:tab/>W chwili obecnej nie mamy żadnych aktywnych ofert pracy. Jednak zachęcamy Was do częstego odwiedzania zakładki „oferty pracy”, gdyż w niedługim czasie planujemy rozpocząć rekrutację, dla montażystów filmowych, tłumaczy, i programistów języka PL/SQL i JavaScript MLE.</text:p>
      <text:p text:style-name="P2"/>
      <text:p text:style-name="P4">Kontakt z nami.</text:p>
      <text:p text:style-name="P14"/>
      <text:p text:style-name="P14"><text:tab/>Szanowni Państwo. W razie jakiś pytań, prosimy o kontaktowanie się z wybranym przedstawicielem handlowym. Poniższa tabela zawiera listę naszych przedstawicieli handlowych i specjalistów:</text:p>
      <table:table table:name="Tabela9" table:style-name="Tabela9">
        <table:table-column table:style-name="Tabela9.A"/>
        <table:table-column table:style-name="Tabela9.B"/>
        <table:table-row>
          <table:table-cell table:style-name="Tabela9.A1" office:value-type="string">
            <text:p text:style-name="P17">Imię i nazwisko:</text:p>
          </table:table-cell>
          <table:table-cell table:style-name="Tabela9.B1" office:value-type="string">
            <text:p text:style-name="P17">Język obsługi:</text:p>
          </table:table-cell>
        </table:table-row>
        <table:table-row>
          <table:table-cell table:style-name="Tabela9.A2" office:value-type="string">
            <text:p text:style-name="P19">Adam J. Demnicki</text:p>
          </table:table-cell>
          <table:table-cell table:style-name="Tabela9.B2" office:value-type="string">
            <text:p text:style-name="P19">J. polski</text:p>
          </table:table-cell>
        </table:table-row>
        <table:table-row>
          <table:table-cell table:style-name="Tabela9.A2" office:value-type="string">
            <text:p text:style-name="P19">Mateusz Szymański</text:p>
          </table:table-cell>
          <table:table-cell table:style-name="Tabela9.B2" office:value-type="string">
            <text:p text:style-name="P19">J. polski, j. angielski</text:p>
          </table:table-cell>
        </table:table-row>
        <table:table-row>
          <table:table-cell table:style-name="Tabela9.A2" office:value-type="string">
            <text:p text:style-name="P19"/>
          </table:table-cell>
          <table:table-cell table:style-name="Tabela9.B2" office:value-type="string">
            <text:p text:style-name="P19">J. arabski</text:p>
          </table:table-cell>
        </table:table-row>
      </table:table>
      <text:p text:style-name="P14"/>
      <text:p text:style-name="P14"><text:tab/>Wystarczy się zalogować lub zarejestrować w naszej giełdzie, i przejść do panelu użytkownika.</text:p>
      <text:p text:style-name="P14"><text:tab/>W sytuacji kryzysowej, gdy nastąpi awarii naszej giełdy. A także w pozostałych sprawach nie związanych z świadczeniem usług dla klienta, należy zadzwonić do naszego technika dyżurnego pod numer tel. +48 511 656 830.</text:p>
      <text:p text:style-name="P14"><text:tab/>Aktualny statut, regulaminy i politykę prywatności naszego serwisu, znajdziesz tutaj. [Kliknij tuta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Demnicki</meta:initial-creator>
    <meta:creation-date>2024-10-17T13:30:03.47</meta:creation-date>
    <meta:generator>OpenOffice/4.1.14$Win32 OpenOffice.org_project/4114m1$Build-9811</meta:generator>
    <dc:date>2024-11-28T12:40:20.96</dc:date>
    <dc:creator>Adam Demnicki</dc:creator>
    <meta:editing-duration>PT13H20M19S</meta:editing-duration>
    <meta:editing-cycles>83</meta:editing-cycles>
    <meta:document-statistic meta:table-count="11" meta:image-count="0" meta:object-count="0" meta:page-count="8" meta:paragraph-count="186" meta:word-count="3048" meta:character-count="22291"/>
  </office:meta>
</office:document-meta>
</file>